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eedCrunch version 0.10</text:h>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such a formula, you press the ENTER key for evaluation, and the result will be displayed, along with your formula, in the window above the input field, called <text:span text:style-name="T1">result window</text:span><text:span text:style-name="T2">.</text:span></text:p>
      <text:p text:style-name="P1">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1">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text:p>
      <text:p text:style-name="Text_20_body">Another way to establish an evaluation order is the use of <text:span text:style-name="T1">parenthesis</text:span><text:span text:style-name="T2">. In case of doubt about the precedence order, the use of parenthesis is recommended.</text:span></text:p>
      <text:p text:style-name="P1">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As an abbreviation, if a function takes just one parameter, you may sometimes omit the parenthesis. For instance, we may restate the last but one exampl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decimal number constants</text:h>
      <text:p text:style-name="Text_20_body">The most basic sort of input in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 </text:span></text:p>
      <text:p text:style-name="P1">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p text:style-name="Text_20_body"><text:span text:style-name="T1">Integers</text:span> are given as a sequence of digits,</text:p>
      <text:p text:style-name="Formula">1234</text:p>
      <text:p text:style-name="Text_20_body">for example.</text:p>
      <text:p text:style-name="Text_20_body">The first digit need not be non-zero, and a decimal dot may optionally follow the last digit,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refix leading zeros to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p text:style-name="Text_20_body">The most general type of a number literal is given by the <text:span text:style-name="T1">scientific format</text:span><text:span text:style-name="T2">. Here, the </text:span><text:span text:style-name="T1">scale</text:span><text:span text:style-name="T2"> of a value is separated from its digit sequence, the </text:span><text:span text:style-name="T1">significand</text:span><text:span text:style-name="T2">. This format allows a simple input of huge or tiny numbers, whose first significant digit lies way too far away from the decimal point for common number representation. You will find this format on scientific pocket calculators as well, so chances are good, you are already familiar with this format.</text:span></text:p>
      <text:p text:style-name="P1">Here's a brief expla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1-31T12:06:01</dc:date>
    <dc:language>de-DE</dc:language>
    <meta:editing-cycles>8</meta:editing-cycles>
    <meta:editing-duration>PT15H41M32S</meta:editing-duration>
    <meta:user-defined meta:name="Info 1"/>
    <meta:user-defined meta:name="Info 2"/>
    <meta:user-defined meta:name="Info 3"/>
    <meta:user-defined meta:name="Info 4"/>
    <meta:document-statistic meta:table-count="0" meta:image-count="0" meta:object-count="0" meta:page-count="4" meta:paragraph-count="82" meta:word-count="1400" meta:character-count="7970"/>
  </office:meta>
</office:document-meta>
</file>